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B000000CF99E5BBF942BE91A6.png" manifest:media-type="image/png"/>
  <manifest:file-entry manifest:full-path="Pictures/100000010000073D000003DBEC5A3825649C52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size="16pt" fo:font-weight="bold" officeooo:rsid="001ea0c1" officeooo:paragraph-rsid="001ea0c1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6pt" fo:font-weight="bold" officeooo:rsid="00203a12" officeooo:paragraph-rsid="00203a12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4pt" fo:font-weight="normal" officeooo:rsid="001ea0c1" officeooo:paragraph-rsid="001ea0c1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Times New Roman" fo:font-size="14pt" fo:font-weight="normal" officeooo:rsid="00203a12" officeooo:paragraph-rsid="00203a12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:</text:p>
      <text:p text:style-name="P1"/>
      <text:p text:style-name="P3"><draw:frame draw:style-name="fr1" draw:name="Изображение1" text:anchor-type="char" svg:width="17cm" svg:height="9.054cm" draw:z-index="0"><draw:image xlink:href="Pictures/100000010000073D000003DBEC5A3825649C52BF.png" xlink:type="simple" xlink:show="embed" xlink:actuate="onLoad" draw:mime-type="image/png"/></draw:frame></text:p>
      <text:p text:style-name="P2">Task 2:</text:p>
      <text:p text:style-name="P2"/>
      <text:p text:style-name="P4"><draw:frame draw:style-name="fr1" draw:name="Изображение2" text:anchor-type="char" svg:width="17cm" svg:height="4.255cm" draw:z-index="1"><draw:image xlink:href="Pictures/100000010000033B000000CF99E5BBF942BE91A6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2:58:27.052229012</meta:creation-date>
    <dc:date>2024-05-07T23:36:25.281084473</dc:date>
    <meta:editing-duration>PT24M27S</meta:editing-duration>
    <meta:editing-cycles>1</meta:editing-cycles>
    <meta:document-statistic meta:table-count="0" meta:image-count="2" meta:object-count="0" meta:page-count="1" meta:paragraph-count="2" meta:word-count="4" meta:character-count="14" meta:non-whitespace-character-count="12"/>
    <meta:generator>LibreOffice/7.3.7.2$Linux_X86_64 LibreOffice_project/30$Build-2</meta:generator>
  </office:meta>
</office:document-meta>
</file>